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Ubuntu, Arial, sans-serif"/>
  </office:font-face-decls>
  <office:automatic-styles>
    <style:style style:name="P1" style:family="paragraph" style:parent-style-name="Standard">
      <style:text-properties officeooo:rsid="001d53ec" officeooo:paragraph-rsid="001d53ec"/>
    </style:style>
    <style:style style:name="P2" style:family="paragraph" style:parent-style-name="Standard">
      <style:text-properties officeooo:rsid="001e5369" officeooo:paragraph-rsid="001e5369"/>
    </style:style>
    <style:style style:name="P3" style:family="paragraph" style:parent-style-name="Standard">
      <style:text-properties fo:font-variant="normal" fo:text-transform="none" fo:color="#5f6368" loext:opacity="100%" style:font-name="Roboto" fo:font-size="9.75pt" fo:letter-spacing="normal" fo:font-style="normal" fo:font-weight="normal" officeooo:rsid="001d53ec" officeooo:paragraph-rsid="001d53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Google</text:p>
      <text:p text:style-name="P3">andreykalibin@gmail.com</text:p>
      <text:p text:style-name="P2">Vi328#fd#e2wggPd199</text:p>
      <text:p text:style-name="P2"/>
      <text:p text:style-name="P2"/>
      <text:p text:style-name="P1">Github</text:p>
      <text:p text:style-name="P1"/>
      <text:p text:style-name="P2">iur34Wty3905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Ubuntu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4T10:04:14.942902155</meta:creation-date>
    <dc:date>2023-11-24T10:13:17.330991380</dc:date>
    <meta:editing-duration>PT9M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5" meta:word-count="5" meta:character-count="66" meta:non-whitespace-character-count="66"/>
  </office:meta>
</office:document-meta>
</file>